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andini" svg:font-family="Nandini" style:font-pitch="variable"/>
    <style:font-face style:name="Ponnala" svg:font-family="Ponnala" style:font-pitch="variable"/>
    <style:font-face style:name="Pothana2000" svg:font-family="Pothana2000" style:font-pitch="variable"/>
    <style:font-face style:name="Pothana2001" svg:font-family="Pothana2001" style:font-pitch="variable"/>
    <style:font-face style:name="Ramabhadra" svg:font-family="Ramabhadra" style:font-pitch="variable"/>
    <style:font-face style:name="Suranna" svg:font-family="Suranna" style:font-pitch="variable"/>
    <style:font-face style:name="Tikkana" svg:font-family="Tikkan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.1598in" fo:margin-bottom="0in" style:contextual-spacing="false"/>
      <style:text-properties fo:font-size="20pt" style:font-size-asian="20pt" style:font-name-complex="Nandini" style:font-size-complex="20pt"/>
    </style:style>
    <style:style style:name="P2" style:family="paragraph" style:parent-style-name="Standard">
      <style:paragraph-properties fo:margin-top="0.1598in" fo:margin-bottom="0in" style:contextual-spacing="false"/>
      <style:text-properties fo:font-size="20pt" officeooo:rsid="001ba9a2" officeooo:paragraph-rsid="00229e8d" style:font-size-asian="20pt" style:font-name-complex="Suranna" style:font-size-complex="20pt"/>
    </style:style>
    <style:style style:name="P3" style:family="paragraph" style:parent-style-name="Standard">
      <style:paragraph-properties fo:margin-top="0.1598in" fo:margin-bottom="0in" style:contextual-spacing="false"/>
      <style:text-properties fo:font-size="20pt" officeooo:rsid="001ba9a2" officeooo:paragraph-rsid="00224a9f" style:font-size-asian="20pt" style:font-name-complex="Pothana2000" style:font-size-complex="20pt"/>
    </style:style>
    <style:style style:name="P4" style:family="paragraph" style:parent-style-name="Standard">
      <style:paragraph-properties fo:margin-top="0.1598in" fo:margin-bottom="0in" style:contextual-spacing="false"/>
      <style:text-properties fo:font-size="20pt" officeooo:paragraph-rsid="001d64c7" style:font-size-asian="20pt" style:font-name-complex="Pothana2001" style:font-size-complex="20pt"/>
    </style:style>
    <style:style style:name="P5" style:family="paragraph" style:parent-style-name="Standard">
      <style:paragraph-properties fo:margin-top="0.1598in" fo:margin-bottom="0in" style:contextual-spacing="false"/>
      <style:text-properties fo:font-size="20pt" officeooo:rsid="001ba9a2" officeooo:paragraph-rsid="001ba9a2" style:font-size-asian="20pt" style:font-name-complex="Ponnala" style:font-size-complex="20pt"/>
    </style:style>
    <style:style style:name="P6" style:family="paragraph" style:parent-style-name="Standard">
      <style:paragraph-properties fo:margin-top="0.1598in" fo:margin-bottom="0in" style:contextual-spacing="false"/>
      <style:text-properties fo:font-size="20pt" officeooo:rsid="001ba9a2" officeooo:paragraph-rsid="001d64c7" style:font-size-asian="20pt" style:font-name-complex="Ponnala" style:font-size-complex="20pt"/>
    </style:style>
    <style:style style:name="P7" style:family="paragraph" style:parent-style-name="Standard">
      <style:paragraph-properties fo:margin-top="0.1598in" fo:margin-bottom="0in" style:contextual-spacing="false"/>
      <style:text-properties fo:font-size="20pt" officeooo:paragraph-rsid="00229e8d" style:font-size-asian="20pt" style:font-name-complex="Ponnala" style:font-size-complex="20pt"/>
    </style:style>
    <style:style style:name="P8" style:family="paragraph" style:parent-style-name="Standard">
      <style:paragraph-properties fo:margin-top="0.1598in" fo:margin-bottom="0in" style:contextual-spacing="false"/>
      <style:text-properties fo:font-size="20pt" fo:font-weight="bold" officeooo:rsid="001ba9a2" officeooo:paragraph-rsid="00224a9f" style:font-size-asian="20pt" style:font-weight-asian="bold" style:font-name-complex="Pothana2000" style:font-size-complex="20pt" style:font-weight-complex="bold"/>
    </style:style>
    <style:style style:name="P9" style:family="paragraph" style:parent-style-name="Standard">
      <style:paragraph-properties fo:margin-top="0.1598in" fo:margin-bottom="0in" style:contextual-spacing="false"/>
      <style:text-properties fo:font-size="20pt" fo:font-weight="bold" officeooo:rsid="001ba9a2" officeooo:paragraph-rsid="001ba9a2" style:font-size-asian="20pt" style:font-weight-asian="bold" style:font-name-complex="Ponnala" style:font-size-complex="20pt" style:font-weight-complex="bold"/>
    </style:style>
    <style:style style:name="P10" style:family="paragraph" style:parent-style-name="Standard">
      <style:paragraph-properties fo:margin-top="0.1598in" fo:margin-bottom="0in" style:contextual-spacing="false"/>
      <style:text-properties fo:font-size="20pt" fo:font-style="italic" officeooo:rsid="001ba9a2" officeooo:paragraph-rsid="00224a9f" style:font-size-asian="20pt" style:font-style-asian="italic" style:font-name-complex="Pothana2000" style:font-size-complex="20pt" style:font-style-complex="italic"/>
    </style:style>
    <style:style style:name="P11" style:family="paragraph" style:parent-style-name="Standard">
      <style:paragraph-properties fo:margin-top="0.1598in" fo:margin-bottom="0in" style:contextual-spacing="false"/>
      <style:text-properties fo:font-size="20pt" fo:font-style="italic" officeooo:rsid="001ba9a2" officeooo:paragraph-rsid="001ba9a2" style:font-size-asian="20pt" style:font-style-asian="italic" style:font-name-complex="Ponnala" style:font-size-complex="20pt" style:font-style-complex="italic"/>
    </style:style>
    <style:style style:name="P12" style:family="paragraph" style:parent-style-name="Standard">
      <style:paragraph-properties fo:margin-top="0.1598in" fo:margin-bottom="0in" style:contextual-spacing="false"/>
      <style:text-properties fo:font-size="20pt" fo:font-style="italic" fo:font-weight="bold" officeooo:rsid="001ba9a2" officeooo:paragraph-rsid="00224a9f" style:font-size-asian="20pt" style:font-style-asian="italic" style:font-weight-asian="bold" style:font-name-complex="Pothana2000" style:font-size-complex="20pt" style:font-style-complex="italic" style:font-weight-complex="bold"/>
    </style:style>
    <style:style style:name="P13" style:family="paragraph" style:parent-style-name="Standard">
      <style:paragraph-properties fo:margin-top="0.1598in" fo:margin-bottom="0in" style:contextual-spacing="false"/>
      <style:text-properties fo:font-size="20pt" fo:font-style="italic" fo:font-weight="bold" officeooo:rsid="001ba9a2" officeooo:paragraph-rsid="001ba9a2" style:font-size-asian="20pt" style:font-style-asian="italic" style:font-weight-asian="bold" style:font-name-complex="Ponnala" style:font-size-complex="20pt" style:font-style-complex="italic" style:font-weight-complex="bold"/>
    </style:style>
    <style:style style:name="P14" style:family="paragraph" style:parent-style-name="Standard">
      <style:paragraph-properties fo:margin-top="0.1598in" fo:margin-bottom="0in" style:contextual-spacing="false"/>
      <style:text-properties officeooo:paragraph-rsid="00229e8d" style:font-name-complex="Pothana2000"/>
    </style:style>
    <style:style style:name="P15" style:family="paragraph" style:parent-style-name="Standard">
      <style:paragraph-properties fo:margin-top="0.1598in" fo:margin-bottom="0in" style:contextual-spacing="false"/>
      <style:text-properties style:font-name="Tikkana" fo:font-size="20pt" officeooo:rsid="00291877" officeooo:paragraph-rsid="00291877" style:font-size-asian="20pt" style:font-name-complex="Ponnala" style:font-size-complex="20pt"/>
    </style:style>
    <style:style style:name="P16" style:family="paragraph" style:parent-style-name="Standard">
      <style:paragraph-properties fo:margin-top="0.1598in" fo:margin-bottom="0in" style:contextual-spacing="false" fo:break-before="page"/>
      <style:text-properties fo:font-size="20pt" officeooo:paragraph-rsid="00224a9f" style:font-size-asian="20pt" style:font-name-complex="Pothana2000" style:font-size-complex="20pt"/>
    </style:style>
    <style:style style:name="P17" style:family="paragraph" style:parent-style-name="Standard">
      <style:paragraph-properties fo:margin-top="0.1598in" fo:margin-bottom="0in" style:contextual-spacing="false" fo:break-before="page"/>
      <style:text-properties fo:font-size="20pt" style:font-size-asian="20pt" style:font-name-complex="Ponnala" style:font-size-complex="20pt"/>
    </style:style>
    <style:style style:name="T1" style:family="text">
      <style:text-properties officeooo:rsid="001ba9a2"/>
    </style:style>
    <style:style style:name="T2" style:family="text">
      <style:text-properties officeooo:rsid="001d64c7"/>
    </style:style>
    <style:style style:name="T3" style:family="text">
      <style:text-properties officeooo:rsid="00224a9f"/>
    </style:style>
    <style:style style:name="T4" style:family="text">
      <style:text-properties officeooo:rsid="00229e8d"/>
    </style:style>
    <style:style style:name="T5" style:family="text">
      <style:text-properties fo:font-size="20pt" officeooo:rsid="00229e8d" style:font-size-asian="20pt" style:font-size-complex="20pt"/>
    </style:style>
    <style:style style:name="T6" style:family="text">
      <style:text-properties style:font-name="Ramabhadra"/>
    </style:style>
    <style:style style:name="T7" style:family="text">
      <style:text-properties style:font-name="Ramabhadra" fo:font-size="20pt" style:font-size-asian="20pt" style:font-size-complex="20pt"/>
    </style:style>
    <style:style style:name="T8" style:family="text">
      <style:text-properties style:font-name="Ramabhadra" fo:font-size="20pt" officeooo:rsid="00229e8d" style:font-size-asian="20pt" style:font-size-complex="20pt"/>
    </style:style>
    <style:style style:name="T9" style:family="text">
      <style:text-properties style:font-name="Ramabhadra" officeooo:rsid="00229e8d"/>
    </style:style>
    <style:style style:name="T10" style:family="text">
      <style:text-properties officeooo:rsid="00253c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7">అ ఆ ఇ ఈ ఉ ఊ ఋ <text:s/><text:span text:style-name="T1">ఎ ఏ ఐ ఒ ఓ ఔ </text:span></text:p>
      <text:p text:style-name="P5">క్ కాకి కీ కు కూ కృ కె కే కై కొ <text:s/>కో కౌ కఁ కం కః</text:p>
      <text:p text:style-name="P15"/>
      <text:p text:style-name="P9">క్క ఖ్ఖ గ్గ ఘ్ఘ ఙ్ఙ</text:p>
      <text:p text:style-name="P11">చ్చ ఛ్ఛ జ్జ ఝ్ఝ ఞ్ఞ</text:p>
      <text:p text:style-name="P13">ట్ట ఠ్ఠ డ్డ ఢ్ఢ ణ్ణ</text:p>
      <text:p text:style-name="P5">త్త థ్థ ద్ద ధ్<text:span text:style-name="T3">ధ</text:span> న్న</text:p>
      <text:p text:style-name="P5">ప్ప ఫ్ఫ బ్<text:span text:style-name="T3">బ భ్భ</text:span> మ్మ </text:p>
      <text:p text:style-name="P5"/>
      <text:p text:style-name="P6">య్య ర్ర ల్ల వ్వ శ్శ ష్ష స్స హ్హ <text:s text:c="2"/>ళ్ళ ఱ్ఱ క్ష</text:p>
      <text:p text:style-name="P6"><text:span text:style-name="T2">ఘో క్ర క్క్ర క్రై ఘ్రై ప్పు ప్పు</text:span> <text:span text:style-name="T10">ర్ర త్ర</text:span></text:p>
      <text:p text:style-name="P7"><text:span text:style-name="T4">ఉత్కృష్ఠైః శార్ఙ్గిఞ్జయ</text:span><text:span text:style-name="T9"> </text:span><text:span text:style-name="T6">ప్రత్యగ్రైః హారయిష్యన్ప్రవృత్తిమ్ గతిర్ద్రక్ష్యసి భ్రూవికారానభిజ్ఞైః ప్రీతిస్నిగ్ధైర్జనపద పునర్యస్తత్థోచ్చైః ప్రౌఢపుష్పైః</text:span></text:p>
      <text:p text:style-name="P4"/>
      <text:p text:style-name="P16">అ ఆ ఇ ఈ ఉ ఊ ఋ <text:s/><text:span text:style-name="T1">ఎ ఏ ఐ ఒ ఓ ఔ </text:span></text:p>
      <text:p text:style-name="P3">క్ కాకి కీ కు కూ కృ కె కే కై కొ <text:s/>కో కౌ కఁ కం కః</text:p>
      <text:p text:style-name="P3"/>
      <text:p text:style-name="P8">క్క ఖ్ఖ గ్గ ఘ్ఘ ఙ్ఙ</text:p>
      <text:p text:style-name="P10">చ్చ ఛ్ఛ జ్జ ఝ్ఝ ఞ్ఞ</text:p>
      <text:p text:style-name="P12">ట్ట ఠ్ఠ డ్డ ఢ్ఢ ణ్ణ</text:p>
      <text:p text:style-name="P3">త్త థ్థ ద్ద ధ్<text:span text:style-name="T3">ధ</text:span> న్న</text:p>
      <text:p text:style-name="P3">ప్ప ఫ్ఫ బ్<text:span text:style-name="T3">బ భ్భ</text:span> మ్మ </text:p>
      <text:p text:style-name="P3"/>
      <text:p text:style-name="P3">య్య ర్ర ల్ల వ్వ శ్శ ష్ష స్స హ్హ <text:s text:c="2"/>ళ్ళ ఱ్ఱ క్ష</text:p>
      <text:p text:style-name="P3"><text:span text:style-name="T2">ఘో క్ర క్క్ర క్రై ఘ్రై ప్పు ప్పు</text:span> <text:span text:style-name="T10">ర్ర త్ర</text:span></text:p>
      <text:p text:style-name="P14"><text:span text:style-name="T5">ఉత్కృష్ఠైః శార్ఙ్గిఞ్జయ</text:span><text:span text:style-name="T8"> </text:span><text:span text:style-name="T7">ప్రత్యగ్రైః హారయిష్యన్ప్రవృత్తిమ్ గతిర్ద్రక్ష్యసి భ్రూవికారానభిజ్ఞైః ప్రీతిస్నిగ్ధైర్జనపద పునర్యస్తత్థోచ్చైః ప్రౌఢపుష్పైః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Nandini" svg:font-family="Nandini" style:font-pitch="variable"/>
    <style:font-face style:name="Ponnala" svg:font-family="Ponnala" style:font-pitch="variable"/>
    <style:font-face style:name="Pothana2000" svg:font-family="Pothana2000" style:font-pitch="variable"/>
    <style:font-face style:name="Pothana2001" svg:font-family="Pothana2001" style:font-pitch="variable"/>
    <style:font-face style:name="Ramabhadra" svg:font-family="Ramabhadra" style:font-pitch="variable"/>
    <style:font-face style:name="Suranna" svg:font-family="Suranna" style:font-pitch="variable"/>
    <style:font-face style:name="Tikkana" svg:font-family="Tikkan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7T12:02:30.739584160</meta:creation-date>
    <dc:date>2015-01-31T13:20:59.736873662</dc:date>
    <meta:editing-duration>PT50M6S</meta:editing-duration>
    <meta:editing-cycles>13</meta:editing-cycles>
    <meta:generator>LibreOffice/4.2.7.2$Linux_X86_64 LibreOffice_project/420m0$Build-2</meta:generator>
    <meta:document-statistic meta:table-count="0" meta:image-count="0" meta:object-count="0" meta:page-count="3" meta:paragraph-count="20" meta:word-count="164" meta:character-count="400" meta:non-whitespace-character-count="244"/>
  </office:meta>
</office:document-meta>
</file>